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80.17mm"/>
    </style:style>
    <style:style style:name="co13" style:family="table-column">
      <style:table-column-properties fo:break-before="auto" style:column-width="18.57mm"/>
    </style:style>
    <style:style style:name="co14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IL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JAIL</text:p>
          </table:table-cell>
          <table:table-cell table:style-name="ce3" office:value-type="string" calcext:value-type="string">
            <text:p>FREE PARKING</text:p>
          </table:table-cell>
          <table:table-cell table:style-name="ce3" office:value-type="string" calcext:value-type="string">
            <text:p>TAX GIVE</text:p>
          </table:table-cell>
          <table:table-cell table:style-name="ce3" office:value-type="string" calcext:value-type="string">
            <text:p>TAX COLLECT</text:p>
          </table:table-cell>
          <table:table-cell table:style-name="ce3" office:value-type="string" calcext:value-type="string">
            <text:p>COMMUNITY CHEST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ELECTRIC UTILITY</text:p>
          </table:table-cell>
          <table:table-cell table:style-name="ce3" office:value-type="string" calcext:value-type="string">
            <text:p>WATER UTILITY</text:p>
          </table:table-cell>
          <table:table-cell table:style-name="ce3" office:value-type="string" calcext:value-type="string">
            <text:p>TRAIN STATION</text:p>
          </table:table-cell>
          <table:table-cell table:style-name="ce3" office:value-type="string" calcext:value-type="string">
            <text:p>TILE COLOR</text:p>
          </table:table-cell>
          <table:table-cell table:style-name="ce3" office:value-type="string" calcext:value-type="string">
            <text:p>TILE VALUE</text:p>
          </table:table-cell>
          <table:table-cell table:style-name="ce3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TAR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8" office:value-type="string" calcext:value-type="string">
            <text:p>+200 TO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d Kent Road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-6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chapel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-6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 Tax</text:p>
          </table:table-cell>
          <table:table-cell office:value-type="string" calcext:value-type="string">
            <text:p>TAX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" office:value-type="string" calcext:value-type="string">
            <text:p>-20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Angel Islington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-10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-10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-12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JAI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l Mall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8" office:value-type="string" calcext:value-type="string">
            <text:p>-14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office:value-type="string" calcext:value-type="string">
            <text:p>UTILITY</text:p>
          </table:table-cell>
          <table:table-cell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string" calcext:value-type="string">
            <text:p>-15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itehall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-140 FROM PLAYER BALANCE</text:p>
          </table:table-cell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thumrl’d Avenue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-160 FROM PLAYER BALANCE</text:p>
          </table:table-cell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" office:value-type="string" calcext:value-type="string">
            <text:p>-200 FROM PLAYER BALANCE</text:p>
          </table:table-cell>
          <table:table-cell table:style-name="ce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w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lborough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ne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ee Parking</text:p>
          </table:table-cell>
          <table:table-cell office:value-type="string" calcext:value-type="string">
            <text:p>TAX COLLECT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and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cn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leet Street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falgar Squar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nchrurch St.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eceister Square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ventry Street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office:value-type="string" calcext:value-type="string">
            <text:p>UTILITY</text:p>
          </table:table-cell>
          <table:table-cell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iccadilly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 To Jail</text:p>
          </table:table-cell>
          <table:table-cell office:value-type="string" calcext:value-type="string">
            <text:p>JAIL SENTENC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t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xford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nd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.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k Lane</text:p>
          </table:table-cell>
          <table:table-cell table:number-columns-repeated="2"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per Tax</text:p>
          </table:table-cell>
          <table:table-cell office:value-type="string" calcext:value-type="string">
            <text:p>TAX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yfair</text:p>
          </table:table-cell>
          <table:table-cell table:number-columns-repeated="2"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7"/>
          <table:table-cell/>
        </table:table-row>
      </table:table>
      <table:table table:name="PROPERTY LANDED" table:style-name="ta1">
        <table:table-column table:style-name="co1" table:default-cell-style-name="ce2"/>
        <table:table-column table:style-name="co12" table:default-cell-style-name="ce2"/>
        <table:table-column table:style-name="co1" table:number-columns-repeated="4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RENT</text:p>
          </table:table-cell>
          <table:table-cell table:style-name="ce11" office:value-type="string" calcext:value-type="string">
            <text:p>1 HOUSE</text:p>
          </table:table-cell>
          <table:table-cell table:style-name="ce11" office:value-type="string" calcext:value-type="string">
            <text:p>2 HOUSE</text:p>
          </table:table-cell>
          <table:table-cell table:style-name="ce11" office:value-type="string" calcext:value-type="string">
            <text:p>3 HOUSE</text:p>
          </table:table-cell>
          <table:table-cell table:style-name="ce11" office:value-type="string" calcext:value-type="string">
            <text:p>4 HOUSE</text:p>
          </table:table-cell>
          <table:table-cell table:style-name="ce11" office:value-type="string" calcext:value-type="string">
            <text:p>HOTEL</text:p>
          </table:table-cell>
          <table:table-cell table:style-name="ce11" office:value-type="string" calcext:value-type="string">
            <text:p>MORTGAGE</text:p>
          </table:table-cell>
          <table:table-cell table:style-name="ce11" office:value-type="string" calcext:value-type="string">
            <text:p>UNMORTG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</table:table>
      <table:table table:name="PROPERTY OW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1T18:03:07.894377354</dc:date>
    <meta:editing-duration>PT56M40S</meta:editing-duration>
    <meta:editing-cycles>4</meta:editing-cycles>
    <meta:generator>LibreOffice/5.2.7.2$Linux_ARM_EABI LibreOffice_project/528e71104c3fcc3637004cef595401b05295414c</meta:generator>
    <meta:document-statistic meta:table-count="3" meta:cell-count="695" meta:object-count="0"/>
  </office:meta>
</office:document-meta>
</file>